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11cm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1cm" svg:height="0.729cm" svg:x="1.843cm" svg:y="0.012cm">
          <draw:text-box>
            <text:p><text:span text:style-name="T1">L</text:span></text:p>
          </draw:text-box>
        </draw:frame>
        <draw:line draw:style-name="gr2" draw:text-style-name="P2" draw:layer="layout" svg:x1="0.481cm" svg:y1="0.6cm" svg:x2="8.355cm" svg:y2="0.6cm">
          <text:p/>
        </draw:line>
        <draw:custom-shape draw:style-name="gr3" draw:text-style-name="P2" draw:layer="layout" svg:width="3.048cm" svg:height="0.05cm" svg:x="0.696cm" svg:y="0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27cm" svg:height="0.127cm" svg:x="6.823cm" svg:y="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11cm" svg:height="0.729cm" svg:x="6.544cm" svg:y="0.013cm">
          <draw:text-box>
            <text:p><text:span text:style-name="T1">P</text:span></text:p>
          </draw:text-box>
        </draw:frame>
        <draw:line draw:style-name="gr4" draw:text-style-name="P2" draw:layer="layout" svg:x1="3.739cm" svg:y1="0.962cm" svg:x2="6.909cm" svg:y2="0.962cm">
          <text:p/>
        </draw:line>
        <draw:frame draw:style-name="gr1" draw:text-style-name="P1" draw:layer="layout" svg:width="0.811cm" svg:height="0.729cm" svg:x="5.004cm" svg:y="0.481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cm" fo:page-height="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7-06-04T18:19:54</meta:creation-date>
    <dc:date>2017-06-19T14:49:51</dc:date>
    <dc:creator>a </dc:creator>
    <meta:editing-duration>PT1H13M51S</meta:editing-duration>
    <meta:editing-cycles>9</meta:editing-cycles>
    <meta:generator>OpenOffice/4.1.2$Unix OpenOffice.org_project/412m3$Build-9782</meta:generator>
    <meta:document-statistic meta:object-count="7"/>
  </office:meta>
</office:document-meta>
</file>